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Rules.validatePalindrome( Object bean , ValidatorAction va , Field field , ActionMessages errors , HttpServletRequest request ,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stomRules.validateDivisibleBy( Object bean , ValidatorAction va , Field field , ActionMessages errors , HttpServletRequest request ,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